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a31515" fo:font-size="14pt" fo:language="none" fo:country="none" style:font-size-asian="14pt" style:font-size-complex="14pt"/>
    </style:style>
    <style:style style:name="P3" style:family="paragraph" style:parent-style-name="Standard" style:list-style-name="">
      <style:paragraph-properties style:text-autospace="none"/>
      <style:text-properties style:use-window-font-color="true" fo:font-size="14pt" fo:language="none" fo:country="none" style:font-size-asian="14pt" style:font-size-complex="14pt"/>
    </style:style>
    <style:style style:name="T1" style:family="text">
      <style:text-properties fo:color="#0000ff" fo:font-size="14pt" fo:language="none" fo:country="none" style:font-size-asian="14pt" style:font-size-complex="14pt"/>
    </style:style>
    <style:style style:name="T2" style:family="text">
      <style:text-properties style:use-window-font-color="true" fo:font-size="14pt" fo:language="none" fo:country="none" style:font-size-asian="14pt" style:font-size-complex="14pt"/>
    </style:style>
    <style:style style:name="T3" style:family="text">
      <style:text-properties fo:color="#a31515" fo:font-size="14pt" fo:language="none" fo:country="none" style:font-size-asian="14pt" style:font-size-complex="14pt"/>
    </style:style>
    <style:style style:name="T4" style:family="text">
      <style:text-properties fo:color="#040004" fo:font-size="14pt" fo:language="none" fo:country="none" style:font-size-asian="14pt" style:font-size-complex="14pt"/>
    </style:style>
    <style:style style:name="T5" style:family="text">
      <style:text-properties fo:color="#008000" fo:font-size="14pt" fo:language="none" fo:country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</text:span><text:span text:style-name="T2"> </text:span><text:span text:style-name="T3">"ScopedAction.h"</text:span></text:p>
      <text:p text:style-name="P2"/>
      <text:p text:style-name="P1"><text:span text:style-name="T1">#include</text:span><text:span text:style-name="T2"> </text:span><text:span text:style-name="T3">&lt;fstream&gt;</text:span></text:p>
      <text:p text:style-name="P1"><text:span text:style-name="T1">#include</text:span><text:span text:style-name="T2"> </text:span><text:span text:style-name="T3">&lt;boost/bind.hpp&gt;</text:span></text:p>
      <text:p text:style-name="P2"/>
      <text:p text:style-name="P1"><text:span text:style-name="T1">void</text:span><text:span text:style-name="T2"> </text:span><text:span text:style-name="T4">ReadFileSample</text:span><text:span text:style-name="T2">()</text:span></text:p>
      <text:p text:style-name="P3">{</text:p>
      <text:p text:style-name="P1"><text:span text:style-name="T2"><text:s text:c="4"/></text:span><text:span text:style-name="T4">std</text:span><text:span text:style-name="T2">::</text:span><text:span text:style-name="T4">fstream</text:span><text:span text:style-name="T2"> </text:span><text:span text:style-name="T4">f</text:span><text:span text:style-name="T2">;</text:span></text:p>
      <text:p text:style-name="P1"><text:span text:style-name="T2"><text:s text:c="4"/></text:span><text:span text:style-name="T4">f</text:span><text:span text:style-name="T2">.</text:span><text:span text:style-name="T4">open</text:span><text:span text:style-name="T2">(</text:span><text:span text:style-name="T3">"TargetFile.bin"</text:span><text:span text:style-name="T2">, </text:span><text:span text:style-name="T4">std</text:span><text:span text:style-name="T2">::</text:span><text:span text:style-name="T4">ios</text:span><text:span text:style-name="T2">::</text:span><text:span text:style-name="T4">in</text:span><text:span text:style-name="T2"> | </text:span><text:span text:style-name="T4">std</text:span><text:span text:style-name="T2">::</text:span><text:span text:style-name="T4">ios</text:span><text:span text:style-name="T2">::</text:span><text:span text:style-name="T4">binary</text:span><text:span text:style-name="T2">);</text:span></text:p>
      <text:p text:style-name="P3"/>
      <text:p text:style-name="P3"/>
      <text:p text:style-name="P1"><text:span text:style-name="T2"><text:s text:c="4"/></text:span><text:span text:style-name="T4">ScopedAction</text:span><text:span text:style-name="T2">::</text:span><text:span text:style-name="T4">Callback</text:span><text:span text:style-name="T2"> </text:span><text:span text:style-name="T4">callback</text:span><text:span text:style-name="T2"> = </text:span></text:p>
      <text:p text:style-name="P1"><text:span text:style-name="T2"><text:s text:c="8"/></text:span><text:span text:style-name="T4">boost</text:span><text:span text:style-name="T2">::</text:span><text:span text:style-name="T4">bind</text:span><text:span text:style-name="T2">(&amp;</text:span><text:span text:style-name="T4">std</text:span><text:span text:style-name="T2">::</text:span><text:span text:style-name="T4">fstream</text:span><text:span text:style-name="T2">::</text:span><text:span text:style-name="T4">close</text:span><text:span text:style-name="T2">, &amp;</text:span><text:span text:style-name="T4">f</text:span><text:span text:style-name="T2">);</text:span></text:p>
      <text:p text:style-name="P3"/>
      <text:p text:style-name="P1"><text:span text:style-name="T2"><text:s text:c="4"/></text:span><text:span text:style-name="T4">ScopedAction</text:span><text:span text:style-name="T2"> </text:span><text:span text:style-name="T4">guard</text:span><text:span text:style-name="T2">(</text:span><text:span text:style-name="T4">callback</text:span><text:span text:style-name="T2">);</text:span></text:p>
      <text:p text:style-name="P3"/>
      <text:p text:style-name="P3"/>
      <text:p text:style-name="P1"><text:span text:style-name="T2"><text:s text:c="4"/></text:span><text:span text:style-name="T4">size_t</text:span><text:span text:style-name="T2"> </text:span><text:span text:style-name="T4">data</text:span><text:span text:style-name="T2"> = 0;</text:span></text:p>
      <text:p text:style-name="P1"><text:span text:style-name="T2"><text:s text:c="4"/></text:span><text:span text:style-name="T4">f</text:span><text:span text:style-name="T2">.</text:span><text:span text:style-name="T4">read</text:span><text:span text:style-name="T2">(&amp;</text:span><text:span text:style-name="T4">data</text:span><text:span text:style-name="T2">, </text:span><text:span text:style-name="T1">sizeof</text:span><text:span text:style-name="T2">(</text:span><text:span text:style-name="T4">data</text:span><text:span text:style-name="T2">));</text:span></text:p>
      <text:p text:style-name="P3"/>
      <text:p text:style-name="P1"><text:span text:style-name="T2"><text:s text:c="4"/></text:span><text:span text:style-name="T5">// f.close();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3T11:26:15.57</meta:creation-date>
    <meta:document-statistic meta:table-count="0" meta:image-count="0" meta:object-count="0" meta:page-count="1" meta:paragraph-count="14" meta:word-count="31" meta:character-count="358"/>
    <dc:date>2010-03-03T11:26:39.15</dc:date>
    <meta:editing-duration>PT00H00M23S</meta:editing-duration>
    <meta:editing-cycles>1</meta:editing-cycles>
    <meta:generator>OpenOffice.org/3.2$Win32 OpenOffice.org_project/320m12$Build-9483</meta:generator>
  </office:meta>
</office:document-meta>
</file>